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6.001cm" style:rel-column-width="3402*"/>
    </style:style>
    <style:style style:name="Tableau2.B" style:family="table-column">
      <style:table-column-properties style:column-width="12.002cm" style:rel-column-width="6804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6.001cm" style:rel-column-width="3402*"/>
    </style:style>
    <style:style style:name="Tableau3.B" style:family="table-column">
      <style:table-column-properties style:column-width="12.002cm" style:rel-column-width="6804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omic Sans MS" fo:font-weight="bold" officeooo:rsid="000f2454" officeooo:paragraph-rsid="000f2454" style:font-weight-asian="bold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Comic Sans MS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Comic Sans MS" fo:font-size="10pt" fo:font-weight="normal" officeooo:rsid="004baf61" officeooo:paragraph-rsid="0008c05e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Comic Sans MS" fo:font-size="10pt" fo:font-weight="normal" officeooo:rsid="00629f65" officeooo:paragraph-rsid="00629f65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Comic Sans MS" fo:font-size="10pt" fo:font-weight="normal" officeooo:rsid="00639e20" officeooo:paragraph-rsid="00639e20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Comic Sans MS" fo:font-size="10pt" fo:font-weight="normal" officeooo:rsid="00648ee8" officeooo:paragraph-rsid="00648ee8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Comic Sans MS" fo:font-size="10pt" fo:font-weight="bold" officeooo:rsid="00629f65" officeooo:paragraph-rsid="00629f65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omic Sans MS" fo:font-size="10pt" fo:font-weight="bold" officeooo:rsid="00639e20" officeooo:paragraph-rsid="00639e20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Comic Sans MS" fo:font-size="10pt" fo:font-weight="bold" officeooo:rsid="00648ee8" officeooo:paragraph-rsid="00648ee8" style:font-size-asian="10pt" style:font-weight-asian="bold" style:font-size-complex="10pt" style:font-weight-complex="bold"/>
    </style:style>
    <style:style style:name="P11" style:family="paragraph" style:parent-style-name="Standard">
      <style:text-properties officeooo:paragraph-rsid="00648ee8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able_20_Contents">
      <style:text-properties fo:font-size="2pt" officeooo:paragraph-rsid="00639e20" style:font-size-asian="2pt" style:font-size-complex="2pt"/>
    </style:style>
    <style:style style:name="P14" style:family="paragraph" style:parent-style-name="Table_20_Contents">
      <style:text-properties style:font-name="Comic Sans MS" fo:font-size="10pt" style:font-size-asian="10pt" style:font-size-complex="10pt"/>
    </style:style>
    <style:style style:name="P15" style:family="paragraph" style:parent-style-name="Table_20_Contents">
      <style:text-properties style:font-name="Comic Sans MS" fo:font-size="10pt" officeooo:paragraph-rsid="00648ee8" style:font-size-asian="10pt" style:font-size-complex="10pt"/>
    </style:style>
    <style:style style:name="P16" style:family="paragraph" style:parent-style-name="Table_20_Contents">
      <style:text-properties style:font-name="Comic Sans MS" fo:font-size="10pt" fo:font-weight="bold" officeooo:paragraph-rsid="00639e20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Comic Sans MS" fo:font-size="10pt" fo:font-weight="bold" officeooo:paragraph-rsid="00648ee8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text-properties fo:font-weight="bold" officeooo:paragraph-rsid="00648ee8" style:font-weight-asian="bold" style:font-weight-complex="bold"/>
    </style:style>
    <style:style style:name="P20" style:family="paragraph" style:parent-style-name="Table_20_Contents">
      <style:text-properties officeooo:paragraph-rsid="00648ee8"/>
    </style:style>
    <style:style style:name="T1" style:family="text">
      <style:text-properties officeooo:rsid="0043fc4c"/>
    </style:style>
    <style:style style:name="T2" style:family="text">
      <style:text-properties officeooo:rsid="00629f65"/>
    </style:style>
    <style:style style:name="T3" style:family="text">
      <style:text-properties officeooo:rsid="00639e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tivité : <text:span text:style-name="T2">Web comic</text:span></text:p>
      <text:p text:style-name="P4"/>
      <text:p text:style-name="P5">Nous allons explorer une mise en page d’un web comic.</text:p>
      <text:p text:style-name="P5"/>
      <text:p text:style-name="P8">Partie A : Exploration du fichier.</text:p>
      <text:p text:style-name="P5"/>
      <text:p text:style-name="P5">1) Télécharger la fichier HTML WEB-comic.html dans le dossier WEB-comic.</text:p>
      <text:p text:style-name="P5"/>
      <text:p text:style-name="P5">2) Ouvrir ce fichier dans un éditeur de texte. A quoi correspond la balise &lt;style&gt; … &lt;/style&gt;</text:p>
      <text:p text:style-name="P5"/>
      <text:p text:style-name="P5">3) Mettre le contenu de cette balise dans un fichier style.css et mettre ce fichier en lien. Effacer le contenu de la balise style.</text:p>
      <text:p text:style-name="P5"/>
      <text:p text:style-name="P5">4) <text:span text:style-name="T3">Identifier les différentes scènes. Quelle est la balise qui leur correspond ? Quelle est la classe associée sur le CSS.</text:span></text:p>
      <text:p text:style-name="P5"/>
      <text:p text:style-name="P6">5) Comment les images sont-elles créées ? Est-il nécessaire de télécharger les images pour que la page fonctionne ?</text:p>
      <text:p text:style-name="P6"/>
      <text:p text:style-name="P9">Partie B : Exploration du CSS</text:p>
      <text:p text:style-name="P6"/>
      <text:p text:style-name="P6">1) Expliquer les mot clés suivants dans la classe speech</text:p>
      <text:p text:style-name="P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6">width: 40%;</text:p>
          </table:table-cell>
          <table:table-cell table:style-name="Tableau2.B1" office:value-type="string">
            <text:p text:style-name="P14"/>
          </table:table-cell>
        </table:table-row>
        <table:table-row>
          <table:table-cell table:style-name="Tableau2.A2" office:value-type="string">
            <text:p text:style-name="P18">border-radius:50%;</text:p>
          </table:table-cell>
          <table:table-cell table:style-name="Tableau2.B2" office:value-type="string">
            <text:p text:style-name="P14"/>
          </table:table-cell>
        </table:table-row>
        <table:table-row>
          <table:table-cell table:style-name="Tableau2.A2" office:value-type="string">
            <text:p text:style-name="P18">border: 2px solid black;</text:p>
          </table:table-cell>
          <table:table-cell table:style-name="Tableau2.B2" office:value-type="string">
            <text:p text:style-name="P14"/>
          </table:table-cell>
        </table:table-row>
        <table:table-row>
          <table:table-cell table:style-name="Tableau2.A2" office:value-type="string">
            <text:p text:style-name="P18">margin: 0;</text:p>
          </table:table-cell>
          <table:table-cell table:style-name="Tableau2.B2" office:value-type="string">
            <text:p text:style-name="P14"/>
          </table:table-cell>
        </table:table-row>
        <table:table-row>
          <table:table-cell table:style-name="Tableau2.A2" office:value-type="string">
            <text:p text:style-name="P18">position: absolute;</text:p>
          </table:table-cell>
          <table:table-cell table:style-name="Tableau2.B2" office:value-type="string">
            <text:p text:style-name="P14"/>
          </table:table-cell>
        </table:table-row>
        <table:table-row>
          <table:table-cell table:style-name="Tableau2.A2" office:value-type="string">
            <text:p text:style-name="P18">z-index: 1;</text:p>
          </table:table-cell>
          <table:table-cell table:style-name="Tableau2.B2" office:value-type="string">
            <text:p text:style-name="P14"/>
          </table:table-cell>
        </table:table-row>
        <table:table-row>
          <table:table-cell table:style-name="Tableau2.A2" office:value-type="string">
            <text:p text:style-name="P18">background: snow ;</text:p>
          </table:table-cell>
          <table:table-cell table:style-name="Tableau2.B2" office:value-type="string">
            <text:p text:style-name="P14"/>
          </table:table-cell>
        </table:table-row>
        <table:table-row>
          <table:table-cell table:style-name="Tableau2.A2" office:value-type="string">
            <text:p text:style-name="P18">padding: 20px;</text:p>
          </table:table-cell>
          <table:table-cell table:style-name="Tableau2.B2" office:value-type="string">
            <text:p text:style-name="P14"/>
          </table:table-cell>
        </table:table-row>
        <table:table-row>
          <table:table-cell table:style-name="Tableau2.A2" office:value-type="string">
            <text:p text:style-name="P18">top: -15px;</text:p>
          </table:table-cell>
          <table:table-cell table:style-name="Tableau2.B2" office:value-type="string">
            <text:p text:style-name="P14"/>
          </table:table-cell>
        </table:table-row>
        <table:table-row>
          <table:table-cell table:style-name="Tableau2.A2" office:value-type="string">
            <text:p text:style-name="P18">text-align: center;</text:p>
          </table:table-cell>
          <table:table-cell table:style-name="Tableau2.B2" office:value-type="string">
            <text:p text:style-name="P14"/>
          </table:table-cell>
        </table:table-row>
      </table:table>
      <text:p text:style-name="P6"/>
      <text:p text:style-name="P7">2) Expliquer les mots clé suivants dans la classe scene</text:p>
      <text:p text:style-name="P7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7">width: 250px;</text:p>
          </table:table-cell>
          <table:table-cell table:style-name="Tableau3.B1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18">height: 250px;</text:p>
          </table:table-cell>
          <table:table-cell table:style-name="Tableau3.B2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18">border: 3px solid black;</text:p>
          </table:table-cell>
          <table:table-cell table:style-name="Tableau3.B2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18">background: white;</text:p>
          </table:table-cell>
          <table:table-cell table:style-name="Tableau3.B2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18">margin: 8px;</text:p>
          </table:table-cell>
          <table:table-cell table:style-name="Tableau3.B2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18">display: inline-block;</text:p>
          </table:table-cell>
          <table:table-cell table:style-name="Tableau3.B2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18">position: relative;</text:p>
          </table:table-cell>
          <table:table-cell table:style-name="Tableau3.B2" office:value-type="string">
            <text:p text:style-name="P15"/>
          </table:table-cell>
        </table:table-row>
      </table:table>
      <text:p text:style-name="P7"/>
      <text:p text:style-name="P10">Partie C : Faites votre propre WEB-comic</text:p>
      <text:p text:style-name="P7">Réaliser un WEB-comic de 9 bul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omic Sans MS" fo:font-weight="bold" officeooo:rsid="000f2454" officeooo:paragraph-rsid="000f2454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Comic Sans MS" fo:font-size="10pt" fo:font-weight="bold" style:font-size-asian="10pt" style:font-weight-asian="bold" style:font-size-complex="10pt" style:font-weight-complex="bold"/>
    </style:style>
    <style:style style:name="MT1" style:family="text">
      <style:text-properties officeooo:rsid="0043fc4c"/>
    </style:style>
    <style:page-layout style:name="Mpm1">
      <style:page-layout-properties fo:page-width="21.001cm" fo:page-height="29.7cm" style:num-format="1" style:print-orientation="portrait" fo:margin-top="0.499cm" fo:margin-bottom="0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Lycée Voillaume <text:tab/><text:tab/>Année 20<text:span text:style-name="MT1">19</text:span>-20<text:span text:style-name="MT1">20</text:span>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4:47:07.343000000</meta:creation-date>
    <dc:title>Page de cours</dc:title>
    <meta:editing-duration>PT3H35M16S</meta:editing-duration>
    <meta:editing-cycles>46</meta:editing-cycles>
    <meta:generator>LibreOffice/6.2.4.2$Windows_X86_64 LibreOffice_project/2412653d852ce75f65fbfa83fb7e7b669a126d64</meta:generator>
    <dc:date>2019-12-05T13:29:11.167000000</dc:date>
    <meta:document-statistic meta:table-count="2" meta:image-count="0" meta:object-count="0" meta:page-count="1" meta:paragraph-count="32" meta:word-count="193" meta:character-count="1167" meta:non-whitespace-character-count="1004"/>
    <meta:template xlink:type="simple" xlink:actuate="onRequest" xlink:title="Page de cours" xlink:href="file:///C:/Users/houot_j.VOILLAUME/AppData/Roaming/LibreOffice/4/user/template/Page%20de%20cours.ott" meta:date="2016-09-08T14:47:06.766000000"/>
  </office:meta>
</office:document-meta>
</file>